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4.249cm" style:rel-column-width="16383*"/>
    </style:style>
    <style:style style:name="Tabla1.D" style:family="table-column">
      <style:table-column-properties style:column-width="4.251cm" style:rel-column-width="16386*"/>
    </style:style>
    <style:style style:name="Tabla1.A1" style:family="table-cell">
      <style:table-cell-properties fo:background-color="#fff200" fo:padding="0.097cm" fo:border="none">
        <style:background-image/>
      </style:table-cell-properties>
    </style:style>
    <style:style style:name="Tabla1.A2" style:family="table-cell">
      <style:table-cell-properties fo:background-color="#65c295" fo:padding="0.097cm" fo:border="none">
        <style:background-image/>
      </style:table-cell-properties>
    </style:style>
    <style:style style:name="Tabla1.A3" style:family="table-cell">
      <style:table-cell-properties fo:background-color="#b2b2b2" fo:padding="0.097cm" fo:border="none">
        <style:background-image/>
      </style:table-cell-properties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5.099cm" style:rel-column-width="19659*"/>
    </style:style>
    <style:style style:name="Tabla2.B" style:family="table-column">
      <style:table-column-properties style:column-width="5.099cm" style:rel-column-width="19660*"/>
    </style:style>
    <style:style style:name="Tabla2.C" style:family="table-column">
      <style:table-column-properties style:column-width="3.401cm" style:rel-column-width="13107*"/>
    </style:style>
    <style:style style:name="Tabla2.D" style:family="table-column">
      <style:table-column-properties style:column-width="3.401cm" style:rel-column-width="13109*"/>
    </style:style>
    <style:style style:name="Tabla2.A1" style:family="table-cell">
      <style:table-cell-properties fo:background-color="#fff200" fo:padding="0.097cm" fo:border="none">
        <style:background-image/>
      </style:table-cell-properties>
    </style:style>
    <style:style style:name="Tabla2.A2" style:family="table-cell">
      <style:table-cell-properties fo:padding="0.097cm" fo:border="none"/>
    </style:style>
    <style:style style:name="Tabla2.B2" style:family="table-cell">
      <style:table-cell-properties fo:padding="0.097cm" fo:border="none"/>
    </style:style>
    <style:style style:name="Tabla2.C2" style:family="table-cell">
      <style:table-cell-properties fo:padding="0.097cm" fo:border="none"/>
    </style:style>
    <style:style style:name="Tabla2.D2" style:family="table-cell">
      <style:table-cell-properties fo:padding="0.097cm" fo:border="none"/>
    </style:style>
    <style:style style:name="Tabla2.A3" style:family="table-cell">
      <style:table-cell-properties fo:padding="0.097cm" fo:border="none"/>
    </style:style>
    <style:style style:name="Tabla2.B3" style:family="table-cell">
      <style:table-cell-properties fo:padding="0.097cm" fo:border="none"/>
    </style:style>
    <style:style style:name="Tabla2.C3" style:family="table-cell">
      <style:table-cell-properties fo:padding="0.097cm" fo:border="none"/>
    </style:style>
    <style:style style:name="Tabla2.D3" style:family="table-cell">
      <style:table-cell-properties fo:padding="0.097cm" fo:border="none"/>
    </style:style>
    <style:style style:name="Tabla2.A4" style:family="table-cell">
      <style:table-cell-properties fo:padding="0.097cm" fo:border="none"/>
    </style:style>
    <style:style style:name="Tabla2.B4" style:family="table-cell">
      <style:table-cell-properties fo:padding="0.097cm" fo:border="none"/>
    </style:style>
    <style:style style:name="Tabla2.C4" style:family="table-cell">
      <style:table-cell-properties fo:padding="0.097cm" fo:border="none"/>
    </style:style>
    <style:style style:name="Tabla2.D4" style:family="table-cell">
      <style:table-cell-properties fo:padding="0.097cm" fo:border="none"/>
    </style:style>
    <style:style style:name="Tabla2.A5" style:family="table-cell">
      <style:table-cell-properties fo:padding="0.097cm" fo:border="none"/>
    </style:style>
    <style:style style:name="Tabla2.B5" style:family="table-cell">
      <style:table-cell-properties fo:padding="0.097cm" fo:border="none"/>
    </style:style>
    <style:style style:name="Tabla2.C5" style:family="table-cell">
      <style:table-cell-properties fo:padding="0.097cm" fo:border="none"/>
    </style:style>
    <style:style style:name="Tabla2.D5" style:family="table-cell">
      <style:table-cell-properties fo:padding="0.097cm" fo:border="none"/>
    </style:style>
    <style:style style:name="Tabla3" style:family="table">
      <style:table-properties style:width="17.007cm" fo:margin-left="0cm" table:align="left"/>
    </style:style>
    <style:style style:name="Tabla3.A" style:family="table-column">
      <style:table-column-properties style:column-width="2.835cm"/>
    </style:style>
    <style:style style:name="Tabla3.B" style:family="table-column">
      <style:table-column-properties style:column-width="1.159cm"/>
    </style:style>
    <style:style style:name="Tabla3.C" style:family="table-column">
      <style:table-column-properties style:column-width="5.816cm"/>
    </style:style>
    <style:style style:name="Tabla3.D" style:family="table-column">
      <style:table-column-properties style:column-width="1.529cm"/>
    </style:style>
    <style:style style:name="Tabla3.A1" style:family="table-cell">
      <style:table-cell-properties fo:background-color="#fff200" fo:padding="0.097cm" fo:border="none">
        <style:background-image/>
      </style:table-cell-properties>
    </style:style>
    <style:style style:name="Tabla3.A2" style:family="table-cell">
      <style:table-cell-properties fo:background-color="#b2b2b2" fo:padding="0.097cm" fo:border="none">
        <style:background-image/>
      </style:table-cell-properties>
    </style:style>
    <style:style style:name="Tabla3.C2" style:family="table-cell">
      <style:table-cell-properties fo:background-color="#c7a0cb" fo:padding="0.097cm" fo:border="none">
        <style:background-image/>
      </style:table-cell-properties>
    </style:style>
    <style:style style:name="Tabla3.F2" style:family="table-cell">
      <style:table-cell-properties fo:padding="0.097cm" fo:border="none"/>
    </style:style>
    <style:style style:name="Tabla3.D3" style:family="table-cell">
      <style:table-cell-properties fo:background-color="transparent" fo:padding="0.097cm" fo:border="none">
        <style:background-image/>
      </style:table-cell-properties>
    </style:style>
    <style:style style:name="Tabla3.F3" style:family="table-cell">
      <style:table-cell-properties fo:padding="0.097cm" fo:border="none"/>
    </style:style>
    <style:style style:name="Tabla3.F4" style:family="table-cell">
      <style:table-cell-properties fo:padding="0.097cm" fo:border="none"/>
    </style:style>
    <style:style style:name="Tabla3.F5" style:family="table-cell">
      <style:table-cell-properties fo:padding="0.097cm" fo:border="none"/>
    </style:style>
    <style:style style:name="Tabla3.A6" style:family="table-cell">
      <style:table-cell-properties fo:background-color="#72bf44" fo:padding="0.097cm" fo:border="none">
        <style:background-image/>
      </style:table-cell-properties>
    </style:style>
    <style:style style:name="Tabla4" style:family="table">
      <style:table-properties style:width="17.004cm" fo:margin-left="0cm" table:align="left"/>
    </style:style>
    <style:style style:name="Tabla4.A" style:family="table-column">
      <style:table-column-properties style:column-width="2.833cm"/>
    </style:style>
    <style:style style:name="Tabla4.C" style:family="table-column">
      <style:table-column-properties style:column-width="2.727cm"/>
    </style:style>
    <style:style style:name="Tabla4.D" style:family="table-column">
      <style:table-column-properties style:column-width="2.94cm"/>
    </style:style>
    <style:style style:name="Tabla4.F" style:family="table-column">
      <style:table-column-properties style:column-width="2.838cm"/>
    </style:style>
    <style:style style:name="Tabla4.A1" style:family="table-cell">
      <style:table-cell-properties fo:background-color="#fff200" fo:padding="0.097cm" fo:border="none">
        <style:background-image/>
      </style:table-cell-properties>
    </style:style>
    <style:style style:name="Tabla4.A2" style:family="table-cell">
      <style:table-cell-properties fo:background-color="#b2b2b2" fo:padding="0.097cm" fo:border="none">
        <style:background-image/>
      </style:table-cell-properties>
    </style:style>
    <style:style style:name="Tabla4.D2" style:family="table-cell">
      <style:table-cell-properties fo:padding="0.097cm" fo:border="none"/>
    </style:style>
    <style:style style:name="Tabla4.E2" style:family="table-cell">
      <style:table-cell-properties fo:background-color="#bce4e5" fo:padding="0.097cm" fo:border="none">
        <style:background-image/>
      </style:table-cell-properties>
    </style:style>
    <style:style style:name="Tabla4.F2" style:family="table-cell">
      <style:table-cell-properties fo:padding="0.097cm" fo:border="none"/>
    </style:style>
    <style:style style:name="Tabla4.D3" style:family="table-cell">
      <style:table-cell-properties fo:padding="0.097cm" fo:border="none"/>
    </style:style>
    <style:style style:name="Tabla4.F3" style:family="table-cell">
      <style:table-cell-properties fo:padding="0.097cm" fo:border="none"/>
    </style:style>
    <style:style style:name="Tabla4.D4" style:family="table-cell">
      <style:table-cell-properties fo:padding="0.097cm" fo:border="none"/>
    </style:style>
    <style:style style:name="Tabla4.F4" style:family="table-cell">
      <style:table-cell-properties fo:padding="0.097cm" fo:border="none"/>
    </style:style>
    <style:style style:name="Tabla4.D5" style:family="table-cell">
      <style:table-cell-properties fo:padding="0.097cm" fo:border="none"/>
    </style:style>
    <style:style style:name="Tabla4.F5" style:family="table-cell">
      <style:table-cell-properties fo:padding="0.097cm" fo:border="none"/>
    </style:style>
    <style:style style:name="Tabla4.A6" style:family="table-cell">
      <style:table-cell-properties fo:background-color="#72bf44" fo:padding="0.097cm" fo:border="none">
        <style:background-image/>
      </style:table-cell-properties>
    </style:style>
    <style:style style:name="Tabla4.D6" style:family="table-cell">
      <style:table-cell-properties fo:padding="0.097cm" fo:border="none"/>
    </style:style>
    <style:style style:name="Tabla4.F6" style:family="table-cell">
      <style:table-cell-properties fo:padding="0.097cm" fo:border="none"/>
    </style:style>
    <style:style style:name="P1" style:family="paragraph" style:parent-style-name="Standard">
      <style:paragraph-properties fo:line-height="115%"/>
      <style:text-properties style:text-position="0% 100%" style:font-name="Liberation Mono" fo:font-size="10pt" fo:font-weight="normal" officeooo:paragraph-rsid="001b6e5a" style:font-size-asian="10pt" style:font-weight-asian="normal" style:font-size-complex="10pt" style:font-weight-complex="normal"/>
    </style:style>
    <style:style style:name="P2" style:family="paragraph" style:parent-style-name="Standard">
      <style:paragraph-properties fo:line-height="115%"/>
      <style:text-properties style:text-position="0% 100%" style:font-name="Liberation Mono" fo:font-size="10pt" fo:font-weight="normal" officeooo:paragraph-rsid="002c553c" style:font-size-asian="10pt" style:font-weight-asian="normal" style:font-size-complex="10pt" style:font-weight-complex="normal"/>
    </style:style>
    <style:style style:name="P3" style:family="paragraph" style:parent-style-name="Standard">
      <style:paragraph-properties fo:line-height="115%"/>
      <style:text-properties style:text-position="0% 100%" style:font-name="Liberation Mono" fo:font-size="10pt" fo:font-weight="normal" officeooo:paragraph-rsid="000d7935" style:font-size-asian="10pt" style:font-weight-asian="normal" style:font-size-complex="10pt" style:font-weight-complex="normal"/>
    </style:style>
    <style:style style:name="P4" style:family="paragraph" style:parent-style-name="Standard">
      <style:paragraph-properties fo:line-height="115%"/>
      <style:text-properties style:text-position="0% 100%" style:font-name="Liberation Mono" fo:font-size="10pt" fo:font-weight="normal" officeooo:rsid="001c9822" officeooo:paragraph-rsid="001c9822" style:font-size-asian="10pt" style:font-weight-asian="normal" style:font-size-complex="10pt" style:font-weight-complex="normal"/>
    </style:style>
    <style:style style:name="P5" style:family="paragraph" style:parent-style-name="Standard">
      <style:paragraph-properties fo:line-height="115%"/>
      <style:text-properties style:text-position="0% 100%" style:font-name="Liberation Mono" fo:font-size="10pt" fo:font-weight="normal" officeooo:rsid="002076d8" officeooo:paragraph-rsid="002076d8" style:font-size-asian="10pt" style:font-weight-asian="normal" style:font-size-complex="10pt" style:font-weight-complex="normal"/>
    </style:style>
    <style:style style:name="P6" style:family="paragraph" style:parent-style-name="Standard">
      <style:paragraph-properties fo:line-height="115%"/>
      <style:text-properties style:text-position="0% 100%" style:font-name="Liberation Mono" fo:font-size="10pt" fo:font-weight="normal" officeooo:rsid="002256ab" officeooo:paragraph-rsid="002256ab" style:font-size-asian="10pt" style:font-weight-asian="normal" style:font-size-complex="10pt" style:font-weight-complex="normal"/>
    </style:style>
    <style:style style:name="P7" style:family="paragraph" style:parent-style-name="Standard">
      <style:paragraph-properties fo:line-height="115%"/>
      <style:text-properties style:text-position="0% 100%" style:font-name="Liberation Mono" fo:font-size="10pt" fo:font-weight="normal" officeooo:rsid="00260ce2" officeooo:paragraph-rsid="00260ce2" style:font-size-asian="10pt" style:font-weight-asian="normal" style:font-size-complex="10pt" style:font-weight-complex="normal"/>
    </style:style>
    <style:style style:name="P8" style:family="paragraph" style:parent-style-name="Standard">
      <style:paragraph-properties fo:line-height="115%"/>
      <style:text-properties style:text-position="0% 100%" style:font-name="Liberation Mono" fo:font-size="10pt" fo:font-weight="normal" officeooo:rsid="0023936d" officeooo:paragraph-rsid="0023936d" fo:background-color="#72bf44" style:font-size-asian="10pt" style:font-weight-asian="normal" style:font-size-complex="10pt" style:font-weight-complex="normal"/>
    </style:style>
    <style:style style:name="P9" style:family="paragraph" style:parent-style-name="Standard">
      <style:paragraph-properties fo:line-height="115%"/>
      <style:text-properties style:text-position="0% 100%" style:font-name="Liberation Mono" fo:font-size="10pt" fo:font-weight="normal" officeooo:rsid="0023936d" officeooo:paragraph-rsid="002c553c" fo:background-color="#72bf44" style:font-size-asian="10pt" style:font-weight-asian="normal" style:font-size-complex="10pt" style:font-weight-complex="normal"/>
    </style:style>
    <style:style style:name="P10" style:family="paragraph" style:parent-style-name="Standard">
      <style:paragraph-properties fo:line-height="115%"/>
      <style:text-properties style:text-position="0% 100%" style:font-name="Liberation Mono" fo:font-size="10pt" fo:font-weight="normal" officeooo:rsid="0023936d" officeooo:paragraph-rsid="000d7935" fo:background-color="#72bf44" style:font-size-asian="10pt" style:font-weight-asian="normal" style:font-size-complex="10pt" style:font-weight-complex="normal"/>
    </style:style>
    <style:style style:name="P11" style:family="paragraph" style:parent-style-name="Standard">
      <style:paragraph-properties fo:line-height="115%"/>
      <style:text-properties style:text-position="0% 100%" style:font-name="Liberation Mono" fo:font-size="10pt" fo:font-weight="normal" officeooo:rsid="0023936d" officeooo:paragraph-rsid="0023936d" fo:background-color="#f7a19a" style:font-size-asian="10pt" style:font-weight-asian="normal" style:font-size-complex="10pt" style:font-weight-complex="normal"/>
    </style:style>
    <style:style style:name="P12" style:family="paragraph" style:parent-style-name="Standard">
      <style:paragraph-properties fo:line-height="115%"/>
      <style:text-properties style:text-position="0% 100%" style:font-name="Liberation Mono" fo:font-size="10pt" fo:font-weight="normal" officeooo:rsid="0023936d" officeooo:paragraph-rsid="002c553c" fo:background-color="#f7a19a" style:font-size-asian="10pt" style:font-weight-asian="normal" style:font-size-complex="10pt" style:font-weight-complex="normal"/>
    </style:style>
    <style:style style:name="P13" style:family="paragraph" style:parent-style-name="Standard">
      <style:paragraph-properties fo:line-height="115%"/>
      <style:text-properties style:text-position="0% 100%" style:font-name="Liberation Mono" fo:font-size="10pt" fo:font-weight="normal" officeooo:rsid="0023936d" officeooo:paragraph-rsid="000d7935" fo:background-color="#f7a19a" style:font-size-asian="10pt" style:font-weight-asian="normal" style:font-size-complex="10pt" style:font-weight-complex="normal"/>
    </style:style>
    <style:style style:name="P14" style:family="paragraph" style:parent-style-name="Standard">
      <style:paragraph-properties fo:line-height="115%"/>
      <style:text-properties style:text-position="0% 100%" style:font-name="Liberation Mono" fo:font-size="10pt" fo:font-weight="normal" officeooo:paragraph-rsid="001cdce7" fo:background-color="transparent" style:font-size-asian="10pt" style:font-weight-asian="normal" style:font-size-complex="10pt" style:font-weight-complex="normal"/>
    </style:style>
    <style:style style:name="P15" style:family="paragraph" style:parent-style-name="Standard">
      <style:paragraph-properties fo:line-height="115%"/>
      <style:text-properties style:text-position="0% 100%" style:font-name="Liberation Mono" fo:font-size="10pt" fo:font-weight="normal" officeooo:paragraph-rsid="000d7935" fo:background-color="transparent" style:font-size-asian="10pt" style:font-weight-asian="normal" style:font-size-complex="10pt" style:font-weight-complex="normal"/>
    </style:style>
    <style:style style:name="P16" style:family="paragraph" style:parent-style-name="Standard">
      <style:paragraph-properties fo:line-height="115%"/>
      <style:text-properties style:text-position="0% 100%" style:font-name="Liberation Mono" fo:font-size="10pt" fo:font-weight="normal" officeooo:rsid="001e9f04" officeooo:paragraph-rsid="002256ab" fo:background-color="#fff200" style:font-size-asian="10pt" style:font-weight-asian="normal" style:font-size-complex="10pt" style:font-weight-complex="normal"/>
    </style:style>
    <style:style style:name="P17" style:family="paragraph" style:parent-style-name="Standard">
      <style:paragraph-properties fo:line-height="115%"/>
      <style:text-properties style:text-position="0% 100%" style:font-name="Liberation Mono" fo:font-size="10pt" fo:font-weight="normal" officeooo:rsid="001c9822" officeooo:paragraph-rsid="002256ab" fo:background-color="#fff200" style:font-size-asian="10pt" style:font-weight-asian="normal" style:font-size-complex="10pt" style:font-weight-complex="normal"/>
    </style:style>
    <style:style style:name="P18" style:family="paragraph" style:parent-style-name="Standard">
      <style:paragraph-properties fo:line-height="115%"/>
      <style:text-properties style:text-position="0% 100%" style:font-name="Liberation Mono" fo:font-size="10pt" fo:font-weight="normal" officeooo:rsid="002256ab" officeooo:paragraph-rsid="002256ab" fo:background-color="#fff200" style:font-size-asian="10pt" style:font-weight-asian="normal" style:font-size-complex="10pt" style:font-weight-complex="normal"/>
    </style:style>
    <style:style style:name="P19" style:family="paragraph" style:parent-style-name="Standard">
      <style:paragraph-properties fo:line-height="115%"/>
      <style:text-properties style:text-position="0% 100%" style:font-name="Liberation Mono" fo:font-size="10pt" fo:font-weight="normal" officeooo:rsid="00260ce2" officeooo:paragraph-rsid="00260ce2" fo:background-color="#fff200" style:font-size-asian="10pt" style:font-weight-asian="normal" style:font-size-complex="10pt" style:font-weight-complex="normal"/>
    </style:style>
    <style:style style:name="P20" style:family="paragraph" style:parent-style-name="Standard">
      <style:paragraph-properties fo:line-height="115%"/>
      <style:text-properties style:text-position="0% 100%" style:font-name="Liberation Mono" fo:font-size="10pt" fo:font-weight="normal" officeooo:rsid="00282ed4" officeooo:paragraph-rsid="002256ab" fo:background-color="#fff200" style:font-name-asian="Noto Sans CJK SC" style:font-size-asian="10pt" style:font-weight-asian="normal" style:font-name-complex="Lohit Devanagari" style:font-size-complex="10pt" style:font-weight-complex="normal"/>
    </style:style>
    <style:style style:name="P21" style:family="paragraph" style:parent-style-name="Standard">
      <style:paragraph-properties fo:line-height="115%"/>
      <style:text-properties style:text-position="0% 100%" style:font-name="Liberation Mono" fo:font-size="10pt" style:text-underline-style="none" fo:font-weight="normal" officeooo:paragraph-rsid="001b6e5a" style:font-size-asian="10pt" style:font-weight-asian="normal" style:font-size-complex="10pt" style:font-weight-complex="normal"/>
    </style:style>
    <style:style style:name="P22" style:family="paragraph" style:parent-style-name="Standard">
      <style:paragraph-properties fo:line-height="115%"/>
      <style:text-properties style:text-position="0% 100%" style:font-name="Liberation Mono" fo:font-size="10pt" style:text-underline-style="none" fo:font-weight="normal" officeooo:paragraph-rsid="000d7935" style:font-size-asian="10pt" style:font-weight-asian="normal" style:font-size-complex="10pt" style:font-weight-complex="normal"/>
    </style:style>
    <style:style style:name="P23" style:family="paragraph" style:parent-style-name="Standard">
      <style:paragraph-properties fo:text-align="center" style:justify-single-word="false"/>
      <style:text-properties style:font-name="Liberation Mono" fo:font-size="10pt" fo:font-weight="normal" style:font-size-asian="10pt" style:font-weight-asian="normal" style:font-size-complex="10pt" style:font-weight-complex="normal"/>
    </style:style>
    <style:style style:name="P24" style:family="paragraph" style:parent-style-name="Standard">
      <style:paragraph-properties fo:line-height="115%" fo:break-before="page"/>
      <style:text-properties style:text-position="0% 100%" style:font-name="Liberation Mono" fo:font-size="10pt" fo:font-weight="normal" officeooo:rsid="002256ab" officeooo:paragraph-rsid="002256ab" style:font-size-asian="10pt" style:font-weight-asian="normal" style:font-size-complex="10pt" style:font-weight-complex="normal"/>
    </style:style>
    <style:style style:name="P25" style:family="paragraph" style:parent-style-name="Table_20_Contents">
      <style:paragraph-properties fo:text-align="center" style:justify-single-word="false"/>
      <style:text-properties style:font-name="Liberation Mono" fo:font-size="10pt" fo:font-weight="normal" officeooo:rsid="001c9822" officeooo:paragraph-rsid="001c9822" style:font-size-asian="10pt" style:font-weight-asian="normal" style:font-size-complex="10pt" style:font-weight-complex="normal"/>
    </style:style>
    <style:style style:name="P26" style:family="paragraph" style:parent-style-name="Table_20_Contents">
      <style:paragraph-properties fo:text-align="center" style:justify-single-word="false"/>
      <style:text-properties style:font-name="Liberation Mono" fo:font-size="10pt" fo:font-weight="normal" officeooo:rsid="001cdce7" officeooo:paragraph-rsid="001cdce7" style:font-size-asian="10pt" style:font-weight-asian="normal" style:font-size-complex="10pt" style:font-weight-complex="normal"/>
    </style:style>
    <style:style style:name="P27" style:family="paragraph" style:parent-style-name="Table_20_Contents">
      <style:paragraph-properties fo:text-align="center" style:justify-single-word="false"/>
      <style:text-properties style:font-name="Liberation Mono" fo:font-size="10pt" fo:font-weight="normal" style:font-size-asian="10pt" style:font-weight-asian="normal" style:font-size-complex="10pt" style:font-weight-complex="normal"/>
    </style:style>
    <style:style style:name="P28" style:family="paragraph" style:parent-style-name="Table_20_Contents">
      <style:paragraph-properties fo:text-align="center" style:justify-single-word="false"/>
      <style:text-properties style:font-name="Liberation Mono" fo:font-size="10pt" fo:font-weight="normal" officeooo:rsid="001d08a5" officeooo:paragraph-rsid="001d08a5" style:font-size-asian="10pt" style:font-weight-asian="normal" style:font-size-complex="10pt" style:font-weight-complex="normal"/>
    </style:style>
    <style:style style:name="P29" style:family="paragraph" style:parent-style-name="Table_20_Contents">
      <style:paragraph-properties fo:text-align="center" style:justify-single-word="false"/>
      <style:text-properties style:font-name="Liberation Mono" fo:font-size="10pt" fo:font-weight="normal" officeooo:rsid="001e9f04" officeooo:paragraph-rsid="001e9f04" style:font-size-asian="10pt" style:font-weight-asian="normal" style:font-size-complex="10pt" style:font-weight-complex="normal"/>
    </style:style>
    <style:style style:name="P30" style:family="paragraph" style:parent-style-name="Table_20_Contents">
      <style:paragraph-properties fo:text-align="center" style:justify-single-word="false"/>
      <style:text-properties style:font-name="Liberation Mono" fo:font-size="10pt" fo:font-weight="normal" officeooo:rsid="002076d8" officeooo:paragraph-rsid="002076d8" style:font-size-asian="10pt" style:font-weight-asian="normal" style:font-size-complex="10pt" style:font-weight-complex="normal"/>
    </style:style>
    <style:style style:name="P31" style:family="paragraph" style:parent-style-name="Table_20_Contents">
      <style:paragraph-properties fo:text-align="center" style:justify-single-word="false"/>
      <style:text-properties style:font-name="Liberation Mono" fo:font-size="10pt" fo:font-weight="normal" officeooo:rsid="00218eee" officeooo:paragraph-rsid="00218eee" style:font-size-asian="10pt" style:font-weight-asian="normal" style:font-size-complex="10pt" style:font-weight-complex="normal"/>
    </style:style>
    <style:style style:name="P32" style:family="paragraph" style:parent-style-name="Table_20_Contents">
      <style:paragraph-properties fo:text-align="center" style:justify-single-word="false"/>
      <style:text-properties style:font-name="Liberation Mono" fo:font-size="10pt" fo:font-weight="normal" officeooo:rsid="0023936d" officeooo:paragraph-rsid="0023936d" style:font-size-asian="10pt" style:font-weight-asian="normal" style:font-size-complex="10pt" style:font-weight-complex="normal"/>
    </style:style>
    <style:style style:name="P33" style:family="paragraph" style:parent-style-name="Table_20_Contents">
      <style:paragraph-properties fo:text-align="center" style:justify-single-word="false"/>
      <style:text-properties style:font-name="Liberation Mono" fo:font-size="10pt" fo:font-weight="normal" officeooo:rsid="00239b4f" officeooo:paragraph-rsid="00239b4f" style:font-size-asian="10pt" style:font-weight-asian="normal" style:font-size-complex="10pt" style:font-weight-complex="normal"/>
    </style:style>
    <style:style style:name="P34" style:family="paragraph" style:parent-style-name="Table_20_Contents">
      <style:paragraph-properties fo:text-align="center" style:justify-single-word="false"/>
      <style:text-properties style:font-name="Liberation Mono" fo:font-size="10pt" fo:font-weight="normal" officeooo:rsid="0023b35d" officeooo:paragraph-rsid="0023b35d" style:font-size-asian="10pt" style:font-weight-asian="normal" style:font-size-complex="10pt" style:font-weight-complex="normal"/>
    </style:style>
    <style:style style:name="P35" style:family="paragraph" style:parent-style-name="Table_20_Contents">
      <style:paragraph-properties fo:text-align="center" style:justify-single-word="false"/>
      <style:text-properties style:font-name="Liberation Mono" fo:font-size="10pt" fo:font-weight="normal" officeooo:rsid="00246530" officeooo:paragraph-rsid="00246530" style:font-size-asian="10pt" style:font-weight-asian="normal" style:font-size-complex="10pt" style:font-weight-complex="normal"/>
    </style:style>
    <style:style style:name="P36" style:family="paragraph" style:parent-style-name="Table_20_Contents">
      <style:paragraph-properties fo:text-align="center" style:justify-single-word="false"/>
      <style:text-properties style:font-name="Liberation Mono" fo:font-size="10pt" fo:font-weight="normal" officeooo:rsid="00251750" officeooo:paragraph-rsid="00251750" style:font-size-asian="10pt" style:font-weight-asian="normal" style:font-size-complex="10pt" style:font-weight-complex="normal"/>
    </style:style>
    <style:style style:name="P37" style:family="paragraph" style:parent-style-name="Table_20_Contents">
      <style:paragraph-properties fo:text-align="center" style:justify-single-word="false"/>
      <style:text-properties style:font-name="Liberation Mono" fo:font-size="10pt" fo:font-weight="normal" officeooo:rsid="001c9822" officeooo:paragraph-rsid="001c9822" fo:background-color="#fff200" style:font-size-asian="10pt" style:font-weight-asian="normal" style:font-size-complex="10pt" style:font-weight-complex="normal"/>
    </style:style>
    <style:style style:name="P38" style:family="paragraph" style:parent-style-name="Table_20_Contents">
      <style:paragraph-properties fo:text-align="center" style:justify-single-word="false"/>
      <style:text-properties style:font-name="Liberation Mono" fo:font-size="10pt" fo:font-weight="normal" officeooo:rsid="001d08a5" officeooo:paragraph-rsid="001d08a5" fo:background-color="#fff200" style:font-size-asian="10pt" style:font-weight-asian="normal" style:font-size-complex="10pt" style:font-weight-complex="normal"/>
    </style:style>
    <style:style style:name="P39" style:family="paragraph" style:parent-style-name="Table_20_Contents">
      <style:paragraph-properties fo:text-align="center" style:justify-single-word="false"/>
      <style:text-properties style:font-name="Liberation Mono" fo:font-size="10pt" fo:font-weight="normal" officeooo:rsid="001fcae9" officeooo:paragraph-rsid="001fcae9" fo:background-color="#fff200" style:font-size-asian="10pt" style:font-weight-asian="normal" style:font-size-complex="10pt" style:font-weight-complex="normal"/>
    </style:style>
    <style:style style:name="P40" style:family="paragraph" style:parent-style-name="Table_20_Contents">
      <style:paragraph-properties fo:text-align="center" style:justify-single-word="false"/>
      <style:text-properties style:font-name="Liberation Mono" fo:font-size="10pt" fo:font-weight="normal" officeooo:rsid="0023936d" officeooo:paragraph-rsid="0023936d" fo:background-color="#fff200" style:font-size-asian="10pt" style:font-weight-asian="normal" style:font-size-complex="10pt" style:font-weight-complex="normal"/>
    </style:style>
    <style:style style:name="P41" style:family="paragraph" style:parent-style-name="Table_20_Contents">
      <style:paragraph-properties fo:text-align="center" style:justify-single-word="false"/>
      <style:text-properties style:font-name="Liberation Mono" fo:font-size="10pt" fo:font-weight="normal" officeooo:rsid="0023936d" officeooo:paragraph-rsid="00246530" fo:background-color="#fff200" style:font-size-asian="10pt" style:font-weight-asian="normal" style:font-size-complex="10pt" style:font-weight-complex="normal"/>
    </style:style>
    <style:style style:name="P42" style:family="paragraph" style:parent-style-name="Table_20_Contents">
      <style:paragraph-properties fo:text-align="center" style:justify-single-word="false"/>
      <style:text-properties style:font-name="Liberation Mono" fo:font-size="10pt" fo:font-weight="normal" officeooo:rsid="00246530" officeooo:paragraph-rsid="00246530" fo:background-color="#fff200" style:font-size-asian="10pt" style:font-weight-asian="normal" style:font-size-complex="10pt" style:font-weight-complex="normal"/>
    </style:style>
    <style:style style:name="P43" style:family="paragraph" style:parent-style-name="Table_20_Contents">
      <style:paragraph-properties fo:text-align="center" style:justify-single-word="false"/>
      <style:text-properties style:font-name="Liberation Mono" fo:font-size="10pt" fo:font-weight="normal" officeooo:rsid="00246530" officeooo:paragraph-rsid="00251750" fo:background-color="#fff200" style:font-size-asian="10pt" style:font-weight-asian="normal" style:font-size-complex="10pt" style:font-weight-complex="normal"/>
    </style:style>
    <style:style style:name="P44" style:family="paragraph" style:parent-style-name="Table_20_Contents">
      <style:paragraph-properties fo:text-align="center" style:justify-single-word="false"/>
      <style:text-properties style:font-name="Liberation Mono" fo:font-size="10pt" fo:font-weight="normal" officeooo:rsid="001c9822" officeooo:paragraph-rsid="001c9822" fo:background-color="#fff200" style:font-name-asian="Liberation Mono" style:font-size-asian="10pt" style:font-weight-asian="normal" style:font-name-complex="Liberation Mono" style:font-size-complex="10pt" style:font-weight-complex="normal"/>
    </style:style>
    <style:style style:name="P45" style:family="paragraph" style:parent-style-name="Table_20_Contents">
      <style:paragraph-properties fo:text-align="center" style:justify-single-word="false"/>
      <style:text-properties style:font-name="Liberation Mono" fo:font-size="10pt" fo:font-weight="normal" officeooo:rsid="001c9822" officeooo:paragraph-rsid="001e9f04" fo:background-color="#fff200" style:font-name-asian="Liberation Mono" style:font-size-asian="10pt" style:font-weight-asian="normal" style:font-name-complex="Liberation Mono" style:font-size-complex="10pt" style:font-weight-complex="normal"/>
    </style:style>
    <style:style style:name="P46" style:family="paragraph" style:parent-style-name="Table_20_Contents">
      <style:paragraph-properties fo:text-align="center" style:justify-single-word="false"/>
      <style:text-properties style:font-name="Liberation Mono" fo:font-size="10pt" fo:font-weight="normal" officeooo:rsid="001c9822" officeooo:paragraph-rsid="002076d8" fo:background-color="#fff200" style:font-name-asian="Liberation Mono" style:font-size-asian="10pt" style:font-weight-asian="normal" style:font-name-complex="Liberation Mono" style:font-size-complex="10pt" style:font-weight-complex="normal"/>
    </style:style>
    <style:style style:name="P47" style:family="paragraph" style:parent-style-name="Table_20_Contents">
      <style:paragraph-properties fo:text-align="center" style:justify-single-word="false"/>
      <style:text-properties style:font-name="Liberation Mono" fo:font-size="10pt" fo:font-weight="normal" officeooo:rsid="001c9822" officeooo:paragraph-rsid="002a1cf7" fo:background-color="#fff200" style:font-name-asian="Liberation Mono" style:font-size-asian="10pt" style:font-weight-asian="normal" style:font-name-complex="Liberation Mono" style:font-size-complex="10pt" style:font-weight-complex="normal"/>
    </style:style>
    <style:style style:name="P48" style:family="paragraph" style:parent-style-name="Table_20_Contents">
      <style:paragraph-properties fo:text-align="center" style:justify-single-word="false"/>
      <style:text-properties style:font-name="Liberation Mono" fo:font-size="10pt" fo:font-weight="normal" officeooo:rsid="002076d8" officeooo:paragraph-rsid="002076d8" fo:background-color="transparent" style:font-size-asian="10pt" style:font-weight-asian="normal" style:font-size-complex="10pt" style:font-weight-complex="normal"/>
    </style:style>
    <style:style style:name="P49" style:family="paragraph" style:parent-style-name="Table_20_Contents">
      <style:paragraph-properties fo:text-align="center" style:justify-single-word="false"/>
      <style:text-properties style:font-name="Liberation Mono" fo:font-size="10pt" fo:font-weight="normal" officeooo:rsid="0021844c" officeooo:paragraph-rsid="0021844c" fo:background-color="transparent" style:font-size-asian="10pt" style:font-weight-asian="normal" style:font-size-complex="10pt" style:font-weight-complex="normal"/>
    </style:style>
    <style:style style:name="P50" style:family="paragraph" style:parent-style-name="Table_20_Contents">
      <style:paragraph-properties fo:text-align="center" style:justify-single-word="false"/>
      <style:text-properties style:font-name="Liberation Mono" fo:font-size="10pt" fo:font-weight="normal" officeooo:rsid="0021844c" officeooo:paragraph-rsid="002076d8" fo:background-color="transparent" style:font-size-asian="10pt" style:font-weight-asian="normal" style:font-size-complex="10pt" style:font-weight-complex="normal"/>
    </style:style>
    <style:style style:name="P51" style:family="paragraph" style:parent-style-name="Table_20_Contents">
      <style:paragraph-properties fo:text-align="center" style:justify-single-word="false"/>
      <style:text-properties style:font-name="Liberation Mono" fo:font-size="10pt" fo:font-weight="normal" officeooo:rsid="002076d8" officeooo:paragraph-rsid="002076d8" fo:background-color="transparent" style:font-name-asian="Liberation Mono" style:font-size-asian="10pt" style:font-weight-asian="normal" style:font-name-complex="Liberation Mono" style:font-size-complex="10pt" style:font-weight-complex="normal"/>
    </style:style>
    <style:style style:name="P52" style:family="paragraph" style:parent-style-name="Table_20_Contents">
      <style:paragraph-properties fo:text-align="center" style:justify-single-word="false"/>
      <style:text-properties style:font-name="Liberation Mono" fo:font-size="10pt" fo:font-weight="normal" officeooo:rsid="001c9822" officeooo:paragraph-rsid="001c9822" style:font-name-asian="Liberation Mono" style:font-size-asian="10pt" style:font-weight-asian="normal" style:font-name-complex="Liberation Mono" style:font-size-complex="10pt" style:font-weight-complex="normal"/>
    </style:style>
    <style:style style:name="P53" style:family="paragraph" style:parent-style-name="Table_20_Contents">
      <style:paragraph-properties fo:text-align="center" style:justify-single-word="false"/>
      <style:text-properties style:font-name="Liberation Mono" fo:font-size="10pt" fo:font-weight="normal" officeooo:rsid="002076d8" officeooo:paragraph-rsid="002076d8" style:font-name-asian="Liberation Mono" style:font-size-asian="10pt" style:font-weight-asian="normal" style:font-name-complex="Liberation Mono" style:font-size-complex="10pt" style:font-weight-complex="normal"/>
    </style:style>
    <style:style style:name="P54" style:family="paragraph" style:parent-style-name="Table_20_Contents">
      <style:paragraph-properties fo:text-align="center" style:justify-single-word="false"/>
      <style:text-properties style:font-name="Liberation Mono" fo:font-size="10pt" officeooo:rsid="00282ed4" officeooo:paragraph-rsid="00282ed4" style:font-size-asian="10pt" style:font-size-complex="10pt"/>
    </style:style>
    <style:style style:name="P55" style:family="paragraph" style:parent-style-name="Table_20_Contents">
      <style:paragraph-properties fo:text-align="center" style:justify-single-word="false"/>
      <style:text-properties style:font-name="Liberation Mono" fo:font-size="10pt" style:font-size-asian="10pt" style:font-size-complex="10pt"/>
    </style:style>
    <style:style style:name="P56" style:family="paragraph" style:parent-style-name="Table_20_Contents">
      <style:paragraph-properties fo:text-align="center" style:justify-single-word="false"/>
      <style:text-properties style:font-name="Liberation Mono" fo:font-size="10pt" officeooo:rsid="002a1cf7" officeooo:paragraph-rsid="002a1cf7" style:font-size-asian="10pt" style:font-size-complex="10pt"/>
    </style:style>
    <style:style style:name="P57" style:family="paragraph" style:parent-style-name="Table_20_Contents">
      <style:paragraph-properties fo:text-align="center" style:justify-single-word="false"/>
      <style:text-properties style:font-name="Liberation Mono" fo:font-size="10pt" officeooo:rsid="002ac54c" officeooo:paragraph-rsid="002ac54c" style:font-size-asian="10pt" style:font-size-complex="10pt"/>
    </style:style>
    <style:style style:name="P58" style:family="paragraph" style:parent-style-name="Table_20_Contents">
      <style:paragraph-properties fo:text-align="center" style:justify-single-word="false"/>
      <style:text-properties style:font-name="Liberation Mono" fo:font-size="10pt" officeooo:rsid="00282ed4" officeooo:paragraph-rsid="00282ed4" fo:background-color="#fff200" style:font-size-asian="10pt" style:font-size-complex="10pt"/>
    </style:style>
    <style:style style:name="P59" style:family="paragraph" style:parent-style-name="Table_20_Contents">
      <style:paragraph-properties fo:text-align="center" style:justify-single-word="false"/>
      <style:text-properties style:font-name="Liberation Mono" fo:font-size="10pt" officeooo:rsid="00282ed4" officeooo:paragraph-rsid="002ac54c" fo:background-color="#fff200" style:font-size-asian="10pt" style:font-size-complex="10pt"/>
    </style:style>
    <style:style style:name="P60" style:family="paragraph" style:parent-style-name="Table_20_Contents">
      <style:paragraph-properties fo:text-align="center" style:justify-single-word="false"/>
      <style:text-properties style:font-name="Liberation Mono" fo:font-size="10pt" officeooo:rsid="002ac54c" officeooo:paragraph-rsid="002ac54c" fo:background-color="transparent" style:font-size-asian="10pt" style:font-size-complex="10pt"/>
    </style:style>
    <style:style style:name="P61" style:family="paragraph" style:parent-style-name="Table_20_Contents">
      <style:paragraph-properties fo:text-align="center" style:justify-single-word="false"/>
      <style:text-properties style:font-name="Liberation Mono" fo:font-size="10pt" officeooo:rsid="00282ed4" officeooo:paragraph-rsid="00282ed4" style:font-name-asian="Liberation Mono" style:font-size-asian="10pt" style:font-name-complex="Liberation Mono" style:font-size-complex="10pt"/>
    </style:style>
    <style:style style:name="P62" style:family="paragraph" style:parent-style-name="Standard" style:list-style-name="">
      <style:text-properties style:font-name="Liberation Mono" fo:font-size="10pt" fo:font-weight="normal" style:font-size-asian="10pt" style:font-weight-asian="normal" style:font-size-complex="10pt" style:font-weight-complex="normal"/>
    </style:style>
    <style:style style:name="P63" style:family="paragraph" style:parent-style-name="Standard">
      <style:paragraph-properties fo:line-height="115%"/>
      <style:text-properties style:text-position="0% 100%" style:font-name="Liberation Mono" fo:font-size="10pt" fo:font-weight="normal" officeooo:rsid="0023936d" officeooo:paragraph-rsid="000d7935" fo:background-color="#72bf44" style:font-size-asian="10pt" style:font-weight-asian="normal" style:font-size-complex="10pt" style:font-weight-complex="normal"/>
    </style:style>
    <style:style style:name="P64" style:family="paragraph" style:parent-style-name="Standard">
      <style:paragraph-properties fo:line-height="115%"/>
      <style:text-properties style:text-position="0% 100%" style:font-name="Liberation Mono" fo:font-size="10pt" fo:font-weight="normal" officeooo:rsid="002e6f85" officeooo:paragraph-rsid="002e6f85" fo:background-color="#72bf44" style:font-size-asian="10pt" style:font-weight-asian="normal" style:font-size-complex="10pt" style:font-weight-complex="normal"/>
    </style:style>
    <style:style style:name="P65" style:family="paragraph" style:parent-style-name="Standard">
      <style:text-properties style:text-position="0% 100%" style:font-name="Liberation Mono" fo:font-size="10pt" fo:font-weight="normal" style:font-size-asian="10pt" style:font-weight-asian="normal" style:font-size-complex="10pt" style:font-weight-complex="normal"/>
    </style:style>
    <style:style style:name="P66" style:family="paragraph" style:parent-style-name="Standard">
      <style:paragraph-properties fo:line-height="115%"/>
      <style:text-properties style:text-position="0% 100%" style:font-name="Liberation Mono" fo:font-size="10pt" fo:font-weight="normal" officeooo:rsid="00260ce2" officeooo:paragraph-rsid="00260ce2" style:font-size-asian="10pt" style:font-weight-asian="normal" style:font-size-complex="10pt" style:font-weight-complex="normal"/>
    </style:style>
    <style:style style:name="P67" style:family="paragraph" style:parent-style-name="Standard">
      <style:paragraph-properties fo:line-height="115%"/>
      <style:text-properties style:text-position="0% 100%" style:font-name="Liberation Mono" fo:font-size="10pt" fo:font-weight="normal" officeooo:rsid="002e6f85" officeooo:paragraph-rsid="002e6f85" fo:background-color="transparent" style:font-size-asian="10pt" style:font-weight-asian="normal" style:font-size-complex="10pt" style:font-weight-complex="normal"/>
    </style:style>
    <style:style style:name="P68" style:family="paragraph" style:parent-style-name="Preformatted_20_Text">
      <style:paragraph-properties fo:line-height="115%"/>
      <style:text-properties style:text-position="0% 100%" style:font-name="Liberation Mono" fo:font-size="10pt" fo:font-style="italic" fo:font-weight="normal" officeooo:rsid="000d7935" officeooo:paragraph-rsid="00260ce2" style:font-size-asian="10pt" style:font-style-asian="italic" style:font-weight-asian="normal" style:font-size-complex="10pt" style:font-style-complex="italic" style:font-weight-complex="normal"/>
    </style:style>
    <style:style style:name="T1" style:family="text">
      <style:text-properties officeooo:rsid="000d660a"/>
    </style:style>
    <style:style style:name="T2" style:family="text">
      <style:text-properties fo:font-style="normal" fo:background-color="#fff200" loext:char-shading-value="0" style:font-style-asian="normal" style:font-style-complex="normal"/>
    </style:style>
    <style:style style:name="T3" style:family="text">
      <style:text-properties fo:font-style="normal" officeooo:rsid="000e6d0d" fo:background-color="#fff200" loext:char-shading-value="0" style:font-style-asian="normal" style:font-style-complex="normal"/>
    </style:style>
    <style:style style:name="T4" style:family="text">
      <style:text-properties officeooo:rsid="001e9f04"/>
    </style:style>
    <style:style style:name="T5" style:family="text">
      <style:text-properties fo:background-color="#fff200" loext:char-shading-value="0"/>
    </style:style>
    <style:style style:name="T6" style:family="text">
      <style:text-properties officeooo:rsid="000d660a" fo:background-color="#fff200" loext:char-shading-value="0"/>
    </style:style>
    <style:style style:name="T7" style:family="text">
      <style:text-properties officeooo:rsid="000e6d0d" fo:background-color="#fff200" loext:char-shading-value="0" style:font-name-asian="Liberation Mono" style:font-name-complex="Liberation Mono"/>
    </style:style>
    <style:style style:name="T8" style:family="text">
      <style:text-properties officeooo:rsid="001c9822" fo:background-color="#fff200" loext:char-shading-value="0" style:font-name-asian="Liberation Mono" style:font-name-complex="Liberation Mono"/>
    </style:style>
    <style:style style:name="T9" style:family="text">
      <style:text-properties fo:background-color="transparent" loext:char-shading-value="0"/>
    </style:style>
    <style:style style:name="T10" style:family="text">
      <style:text-properties style:font-name-asian="Noto Sans CJK SC" style:font-name-complex="Lohit Devanagari"/>
    </style:style>
    <style:style style:name="T11" style:family="text">
      <style:text-properties officeooo:rsid="0021844c" style:font-name-asian="Noto Sans CJK SC" style:font-name-complex="Lohit Devanagari"/>
    </style:style>
    <style:style style:name="T12" style:family="text">
      <style:text-properties officeooo:rsid="00282ed4" style:font-name-asian="Noto Sans CJK SC" style:font-name-complex="Lohit Devanagari"/>
    </style:style>
    <style:style style:name="T13" style:family="text">
      <style:text-properties officeooo:rsid="0021af33"/>
    </style:style>
    <style:style style:name="T14" style:family="text">
      <style:text-properties style:font-name-asian="Liberation Mono" style:font-name-complex="Liberation Mono"/>
    </style:style>
    <style:style style:name="T15" style:family="text">
      <style:text-properties officeooo:rsid="001c9822" style:font-name-asian="Liberation Mono" style:font-name-complex="Liberation Mono"/>
    </style:style>
    <style:style style:name="T16" style:family="text">
      <style:text-properties officeooo:rsid="00282ed4" style:font-name-asian="Liberation Mono" style:font-name-complex="Liberation Mono"/>
    </style:style>
    <style:style style:name="T17" style:family="text">
      <style:text-properties officeooo:rsid="00239b4f"/>
    </style:style>
    <style:style style:name="T18" style:family="text">
      <style:text-properties officeooo:rsid="00246530"/>
    </style:style>
    <style:style style:name="T19" style:family="text">
      <style:text-properties officeooo:rsid="00282ed4"/>
    </style:style>
    <style:style style:name="T20" style:family="text">
      <style:text-properties officeooo:rsid="00282ed4" fo:background-color="#c7a0cb" loext:char-shading-value="0"/>
    </style:style>
    <style:style style:name="T21" style:family="text">
      <style:text-properties officeooo:rsid="00282ed4" fo:background-color="#bce4e5" loext:char-shading-value="0"/>
    </style:style>
    <style:style style:name="T22" style:family="text">
      <style:text-properties fo:background-color="#b2b2b2" loext:char-shading-value="0"/>
    </style:style>
    <style:style style:name="T23" style:family="text">
      <style:text-properties officeooo:rsid="00282ed4" fo:background-color="#b2b2b2" loext:char-shading-value="0"/>
    </style:style>
    <style:style style:name="T24" style:family="text">
      <style:text-properties officeooo:rsid="00047713"/>
    </style:style>
    <style:style style:name="T25" style:family="text">
      <style:text-properties fo:font-style="itali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Carlos Alemán Díaz </text:p>
      <text:p text:style-name="P23"/>
      <text:p text:style-name="P23">#codefuncode</text:p>
      <text:p text:style-name="P23"/>
      <text:h text:style-name="P62" text:outline-level="1">A.1. Lógica: Aplicación tablas de verdad 1</text:h>
      <text:p text:style-name="P65"/>
      <text:p text:style-name="P1"/>
      <table:table table:name="Tabla1" table:style-name="Tabla1">
        <table:table-column table:style-name="Tabla1.A" table:number-columns-repeated="3"/>
        <table:table-column table:style-name="Tabla1.D"/>
        <table:table-row>
          <table:table-cell table:style-name="Tabla1.A1" office:value-type="string">
            <text:p text:style-name="P25"/>
          </table:table-cell>
          <table:table-cell table:style-name="Tabla1.A1" office:value-type="string">
            <text:p text:style-name="P25">?</text:p>
          </table:table-cell>
          <table:table-cell table:style-name="Tabla1.A1" office:value-type="string">
            <text:p text:style-name="P25"/>
          </table:table-cell>
          <table:table-cell table:style-name="Tabla1.A1" office:value-type="string">
            <text:p text:style-name="P52">═</text:p>
          </table:table-cell>
        </table:table-row>
        <table:table-row>
          <table:table-cell table:style-name="Tabla1.A2" office:value-type="string">
            <text:p text:style-name="P25">(~p ^ q)</text:p>
          </table:table-cell>
          <table:table-cell table:style-name="Tabla1.A2" office:value-type="string">
            <text:p text:style-name="P44"><text:s/>→ </text:p>
          </table:table-cell>
          <table:table-cell table:style-name="Tabla1.A2" office:value-type="string">
            <text:p text:style-name="P25">(~s v r)</text:p>
          </table:table-cell>
          <table:table-cell table:style-name="Tabla1.A2" office:value-type="string">
            <text:p text:style-name="P26">0</text:p>
          </table:table-cell>
        </table:table-row>
        <table:table-row>
          <table:table-cell table:style-name="Tabla1.A3" office:value-type="string">
            <text:p text:style-name="P38"><text:span text:style-name="T4"><text:s/>(~0</text:span> ^ 1<text:span text:style-name="T4">) </text:span></text:p>
          </table:table-cell>
          <table:table-cell table:style-name="Tabla1.A3" office:value-type="string">
            <text:p text:style-name="P37"/>
          </table:table-cell>
          <table:table-cell table:style-name="Tabla1.A3" office:value-type="string">
            <text:p text:style-name="P38"><text:span text:style-name="T4"><text:s/>(~1</text:span> v 0<text:span text:style-name="T4">) </text:span></text:p>
          </table:table-cell>
          <table:table-cell table:style-name="Tabla1.A3" office:value-type="string">
            <text:p text:style-name="P27"/>
          </table:table-cell>
        </table:table-row>
        <table:table-row>
          <table:table-cell table:style-name="Tabla1.A3" office:value-type="string">
            <text:p text:style-name="P39">1 ^ 1</text:p>
          </table:table-cell>
          <table:table-cell table:style-name="Tabla1.A3" office:value-type="string">
            <text:p text:style-name="P37"/>
          </table:table-cell>
          <table:table-cell table:style-name="Tabla1.A3" office:value-type="string">
            <text:p text:style-name="P39">0 v 0</text:p>
          </table:table-cell>
          <table:table-cell table:style-name="Tabla1.A3" office:value-type="string">
            <text:p text:style-name="P27"/>
          </table:table-cell>
        </table:table-row>
        <table:table-row>
          <table:table-cell table:style-name="Tabla1.A3" office:value-type="string">
            <text:p text:style-name="P28">1</text:p>
          </table:table-cell>
          <table:table-cell table:style-name="Tabla1.A3" office:value-type="string">
            <text:p text:style-name="P45"><text:s/>→ </text:p>
          </table:table-cell>
          <table:table-cell table:style-name="Tabla1.A3" office:value-type="string">
            <text:p text:style-name="P28">0</text:p>
          </table:table-cell>
          <table:table-cell table:style-name="Tabla1.A3" office:value-type="string">
            <text:p text:style-name="P29">0</text:p>
          </table:table-cell>
        </table:table-row>
        <table:table-row>
          <table:table-cell table:style-name="Tabla1.A1" office:value-type="string">
            <text:p text:style-name="P27"/>
          </table:table-cell>
          <table:table-cell table:style-name="Tabla1.A1" office:value-type="string">
            <text:p text:style-name="P27"/>
          </table:table-cell>
          <table:table-cell table:style-name="Tabla1.A1" office:value-type="string">
            <text:p text:style-name="P27"/>
          </table:table-cell>
          <table:table-cell table:style-name="Tabla1.A1" office:value-type="string">
            <text:p text:style-name="P27"/>
          </table:table-cell>
        </table:table-row>
      </table:table>
      <text:p text:style-name="P4"/>
      <text:p text:style-name="P17">1 = Verdad</text:p>
      <text:p text:style-name="P17">0 = Falso </text:p>
      <text:p text:style-name="P17"/>
      <text:p text:style-name="P16">p = 0</text:p>
      <text:p text:style-name="P16">q = 1</text:p>
      <text:p text:style-name="P16">s = 1</text:p>
      <text:p text:style-name="P16">r = 0</text:p>
      <text:p text:style-name="P4"/>
      <text:p text:style-name="P4"/>
      <text:p text:style-name="P5">Ejercicios </text:p>
      <text:p text:style-name="P18">a) <text:span text:style-name="T19">~[(p </text:span><text:span text:style-name="T16">→</text:span><text:span text:style-name="T12"> q)] </text:span><text:span text:style-name="T16">→</text:span><text:span text:style-name="T12"> r = ? </text:span></text:p>
      <text:p text:style-name="P20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>
          <table:table-cell table:style-name="Tabla2.A1" office:value-type="string">
            <text:p text:style-name="P48"/>
          </table:table-cell>
          <table:table-cell table:style-name="Tabla2.A1" office:value-type="string">
            <text:p text:style-name="P27"/>
          </table:table-cell>
          <table:table-cell table:style-name="Tabla2.A1" office:value-type="string">
            <text:p text:style-name="P27"/>
          </table:table-cell>
          <table:table-cell table:style-name="Tabla2.A1" office:value-type="string">
            <text:p text:style-name="P53">═</text:p>
          </table:table-cell>
        </table:table-row>
        <table:table-row>
          <table:table-cell table:style-name="Tabla2.A2" office:value-type="string">
            <text:p text:style-name="P48">~[(p <text:span text:style-name="T5"><text:s/></text:span><text:span text:style-name="T8">→ </text:span><text:span text:style-name="T15"><text:s/></text:span><text:span text:style-name="T14">q</text:span>)] </text:p>
          </table:table-cell>
          <table:table-cell table:style-name="Tabla2.B2" office:value-type="string">
            <text:p text:style-name="P46"><text:s/>→ </text:p>
          </table:table-cell>
          <table:table-cell table:style-name="Tabla2.C2" office:value-type="string">
            <text:p text:style-name="P51">r</text:p>
          </table:table-cell>
          <table:table-cell table:style-name="Tabla2.D2" office:value-type="string">
            <text:p text:style-name="P48"/>
          </table:table-cell>
        </table:table-row>
        <table:table-row>
          <table:table-cell table:style-name="Tabla2.A3" office:value-type="string">
            <text:p text:style-name="P48"><text:span text:style-name="T13">~[</text:span>0 <text:span text:style-name="T14">→</text:span><text:span text:style-name="T10"> 1</text:span><text:span text:style-name="T11">]</text:span></text:p>
          </table:table-cell>
          <table:table-cell table:style-name="Tabla2.B3" office:value-type="string">
            <text:p text:style-name="P27"/>
          </table:table-cell>
          <table:table-cell table:style-name="Tabla2.C3" office:value-type="string">
            <text:p text:style-name="P30"/>
          </table:table-cell>
          <table:table-cell table:style-name="Tabla2.D3" office:value-type="string">
            <text:p text:style-name="P27"/>
          </table:table-cell>
        </table:table-row>
        <table:table-row>
          <table:table-cell table:style-name="Tabla2.A5" office:value-type="string">
            <text:p text:style-name="P50">~ [(1)]</text:p>
          </table:table-cell>
          <table:table-cell table:style-name="Tabla2.B5" office:value-type="string">
            <text:p text:style-name="P27"/>
          </table:table-cell>
          <table:table-cell table:style-name="Tabla2.C5" office:value-type="string">
            <text:p text:style-name="P30"/>
          </table:table-cell>
          <table:table-cell table:style-name="Tabla2.D5" office:value-type="string">
            <text:p text:style-name="P30"/>
          </table:table-cell>
        </table:table-row>
        <table:table-row>
          <table:table-cell table:style-name="Tabla2.A5" office:value-type="string">
            <text:p text:style-name="P49">0</text:p>
          </table:table-cell>
          <table:table-cell table:style-name="Tabla2.B5" office:value-type="string">
            <text:p text:style-name="P47"><text:s/>→ </text:p>
          </table:table-cell>
          <table:table-cell table:style-name="Tabla2.C5" office:value-type="string">
            <text:p text:style-name="P31">0</text:p>
          </table:table-cell>
          <table:table-cell table:style-name="Tabla2.D5" office:value-type="string">
            <text:p text:style-name="P31">1</text:p>
          </table:table-cell>
        </table:table-row>
        <table:table-row>
          <table:table-cell table:style-name="Tabla2.A1" office:value-type="string">
            <text:p text:style-name="P48"/>
          </table:table-cell>
          <table:table-cell table:style-name="Tabla2.A1" office:value-type="string">
            <text:p text:style-name="P27"/>
          </table:table-cell>
          <table:table-cell table:style-name="Tabla2.A1" office:value-type="string">
            <text:p text:style-name="P27"/>
          </table:table-cell>
          <table:table-cell table:style-name="Tabla2.A1" office:value-type="string">
            <text:p text:style-name="P27"/>
          </table:table-cell>
        </table:table-row>
      </table:table>
      <text:p text:style-name="P6"/>
      <text:p text:style-name="P6"/>
      <text:p text:style-name="P6"/>
      <text:p text:style-name="P18">b) <text:span text:style-name="T19">~(~p v q ) ^ </text:span><text:span text:style-name="T20"><text:s/>[(~r v r )] ^ s </text:span><text:span text:style-name="T19"><text:s/>= ?</text:span></text:p>
      <text:p text:style-name="P18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A" table:number-columns-repeated="2"/>
        <table:table-row>
          <table:table-cell table:style-name="Tabla3.A1" office:value-type="string">
            <text:p text:style-name="P48"/>
          </table:table-cell>
          <table:table-cell table:style-name="Tabla3.A1" office:value-type="string">
            <text:p text:style-name="P27"/>
          </table:table-cell>
          <table:table-cell table:style-name="Tabla3.A1" office:value-type="string">
            <text:p text:style-name="P27"/>
          </table:table-cell>
          <table:table-cell table:style-name="Tabla3.A1" office:value-type="string">
            <text:p text:style-name="P27"/>
          </table:table-cell>
          <table:table-cell table:style-name="Tabla3.A1" office:value-type="string">
            <text:p text:style-name="P27"/>
          </table:table-cell>
          <table:table-cell table:style-name="Tabla3.A1" office:value-type="string">
            <text:p text:style-name="P53">═</text:p>
          </table:table-cell>
        </table:table-row>
        <table:table-row>
          <table:table-cell table:style-name="Tabla3.A2" office:value-type="string">
            <text:p text:style-name="P32">~(~p v q)</text:p>
          </table:table-cell>
          <table:table-cell table:style-name="Tabla3.A1" office:value-type="string">
            <text:p text:style-name="P40"><text:s/>^ </text:p>
          </table:table-cell>
          <table:table-cell table:style-name="Tabla3.C2" office:value-type="string">
            <text:p text:style-name="P32">[(~<text:span text:style-name="T18">r</text:span> v r)] </text:p>
          </table:table-cell>
          <table:table-cell table:style-name="Tabla3.A1" office:value-type="string">
            <text:p text:style-name="P42"><text:s/>^ </text:p>
          </table:table-cell>
          <table:table-cell table:style-name="Tabla3.C2" office:value-type="string">
            <text:p text:style-name="P35">s</text:p>
          </table:table-cell>
          <table:table-cell table:style-name="Tabla3.F2" office:value-type="string">
            <text:p text:style-name="P27"/>
          </table:table-cell>
        </table:table-row>
        <table:table-row>
          <table:table-cell table:style-name="Tabla3.A2" office:value-type="string">
            <text:p text:style-name="P32"><text:span text:style-name="T17">~(</text:span>~0 v 1<text:span text:style-name="T17">)</text:span></text:p>
          </table:table-cell>
          <table:table-cell table:style-name="Tabla3.A1" office:value-type="string">
            <text:p text:style-name="P27"/>
          </table:table-cell>
          <table:table-cell table:style-name="Tabla3.C2" office:value-type="string">
            <text:p text:style-name="P33"><text:span text:style-name="T18">[</text:span>(~<text:span text:style-name="T18">0</text:span> v r)<text:span text:style-name="T18">] </text:span></text:p>
          </table:table-cell>
          <table:table-cell table:style-name="Tabla3.D3" office:value-type="string">
            <text:p text:style-name="P33"/>
          </table:table-cell>
          <table:table-cell table:style-name="Tabla3.C2" office:value-type="string">
            <text:p text:style-name="P35">1</text:p>
          </table:table-cell>
          <table:table-cell table:style-name="Tabla3.F3" office:value-type="string">
            <text:p text:style-name="P27"/>
          </table:table-cell>
        </table:table-row>
        <table:table-row>
          <table:table-cell table:style-name="Tabla3.A2" office:value-type="string">
            <text:p text:style-name="P33">~(1 v 1) </text:p>
          </table:table-cell>
          <table:table-cell table:style-name="Tabla3.A1" office:value-type="string">
            <text:p text:style-name="P27"/>
          </table:table-cell>
          <table:table-cell table:style-name="Tabla3.C2" office:value-type="string">
            <text:p text:style-name="P34"><text:span text:style-name="T18">[</text:span>(<text:span text:style-name="T18">1</text:span> v 1)<text:span text:style-name="T18">]</text:span></text:p>
          </table:table-cell>
          <table:table-cell table:style-name="Tabla3.D3" office:value-type="string">
            <text:p text:style-name="P34"/>
          </table:table-cell>
          <table:table-cell table:style-name="Tabla3.C2" office:value-type="string">
            <text:p text:style-name="P34"/>
          </table:table-cell>
          <table:table-cell table:style-name="Tabla3.F4" office:value-type="string">
            <text:p text:style-name="P27"/>
          </table:table-cell>
        </table:table-row>
        <table:table-row>
          <table:table-cell table:style-name="Tabla3.A2" office:value-type="string">
            <text:p text:style-name="P33">~( 0 )</text:p>
          </table:table-cell>
          <table:table-cell table:style-name="Tabla3.A1" office:value-type="string">
            <text:p text:style-name="P27"/>
          </table:table-cell>
          <table:table-cell table:style-name="Tabla3.C2" office:value-type="string">
            <text:p text:style-name="P34">0</text:p>
          </table:table-cell>
          <table:table-cell table:style-name="Tabla3.A1" office:value-type="string">
            <text:p text:style-name="P43"><text:s/>^ </text:p>
          </table:table-cell>
          <table:table-cell table:style-name="Tabla3.C2" office:value-type="string">
            <text:p text:style-name="P35">1</text:p>
          </table:table-cell>
          <table:table-cell table:style-name="Tabla3.F5" office:value-type="string">
            <text:p text:style-name="P27"/>
          </table:table-cell>
        </table:table-row>
        <table:table-row>
          <table:table-cell table:style-name="Tabla3.A6" office:value-type="string">
            <text:p text:style-name="P35">1</text:p>
          </table:table-cell>
          <table:table-cell table:style-name="Tabla3.A1" office:value-type="string">
            <text:p text:style-name="P41"><text:s/>^ </text:p>
          </table:table-cell>
          <table:table-cell table:style-name="Tabla3.C2" table:number-columns-spanned="3" office:value-type="string">
            <text:p text:style-name="P36">0</text:p>
          </table:table-cell>
          <table:covered-table-cell/>
          <table:covered-table-cell/>
          <table:table-cell table:style-name="Tabla3.A6" office:value-type="string">
            <text:p text:style-name="P36">0</text:p>
          </table:table-cell>
        </table:table-row>
      </table:table>
      <text:p text:style-name="P6"/>
      <text:p text:style-name="P6"/>
      <text:p text:style-name="P24"/>
      <text:p text:style-name="P6"/>
      <text:p text:style-name="P19">c)<text:span text:style-name="T22"> </text:span><text:span text:style-name="T23">(p v ~q) </text:span><text:span text:style-name="T19"><text:s/>^ </text:span><text:span text:style-name="T21"><text:s/>~q </text:span><text:span text:style-name="T19"><text:s/>= ?</text:span></text:p>
      <text:p text:style-name="P19"/>
      <table:table table:name="Tabla4" table:style-name="Tabla4">
        <table:table-column table:style-name="Tabla4.A" table:number-columns-repeated="2"/>
        <table:table-column table:style-name="Tabla4.C"/>
        <table:table-column table:style-name="Tabla4.D"/>
        <table:table-column table:style-name="Tabla4.A"/>
        <table:table-column table:style-name="Tabla4.F"/>
        <table:table-row>
          <table:table-cell table:style-name="Tabla4.A1" office:value-type="string">
            <text:p text:style-name="P55"/>
          </table:table-cell>
          <table:table-cell table:style-name="Tabla4.A1" office:value-type="string">
            <text:p text:style-name="P55"/>
          </table:table-cell>
          <table:table-cell table:style-name="Tabla4.A1" office:value-type="string">
            <text:p text:style-name="P55"/>
          </table:table-cell>
          <table:table-cell table:style-name="Tabla4.A1" office:value-type="string">
            <text:p text:style-name="P54">^</text:p>
          </table:table-cell>
          <table:table-cell table:style-name="Tabla4.A1" office:value-type="string">
            <text:p text:style-name="P55"/>
          </table:table-cell>
          <table:table-cell table:style-name="Tabla4.A1" office:value-type="string">
            <text:p text:style-name="P61">═</text:p>
          </table:table-cell>
        </table:table-row>
        <table:table-row>
          <table:table-cell table:style-name="Tabla4.A2" office:value-type="string">
            <text:p text:style-name="P54">(p v ~q)</text:p>
          </table:table-cell>
          <table:table-cell table:style-name="Tabla4.A2" office:value-type="string">
            <text:p text:style-name="P58"><text:s/>^ </text:p>
          </table:table-cell>
          <table:table-cell table:style-name="Tabla4.A2" office:value-type="string">
            <text:p text:style-name="P54">p</text:p>
          </table:table-cell>
          <table:table-cell table:style-name="Tabla4.D4" office:value-type="string">
            <text:p text:style-name="P55"/>
          </table:table-cell>
          <table:table-cell table:style-name="Tabla4.E2" office:value-type="string">
            <text:p text:style-name="P54">~q</text:p>
          </table:table-cell>
          <table:table-cell table:style-name="Tabla4.F2" office:value-type="string">
            <text:p text:style-name="P55"/>
          </table:table-cell>
        </table:table-row>
        <table:table-row>
          <table:table-cell table:style-name="Tabla4.A2" office:value-type="string">
            <text:p text:style-name="P56">(0 v ~1)</text:p>
          </table:table-cell>
          <table:table-cell table:style-name="Tabla4.A2" office:value-type="string">
            <text:p text:style-name="P55"/>
          </table:table-cell>
          <table:table-cell table:style-name="Tabla4.A2" office:value-type="string">
            <text:p text:style-name="P57">0</text:p>
          </table:table-cell>
          <table:table-cell table:style-name="Tabla4.D4" office:value-type="string">
            <text:p text:style-name="P55"/>
          </table:table-cell>
          <table:table-cell table:style-name="Tabla4.E2" office:value-type="string">
            <text:p text:style-name="P57">~1</text:p>
          </table:table-cell>
          <table:table-cell table:style-name="Tabla4.F3" office:value-type="string">
            <text:p text:style-name="P55"/>
          </table:table-cell>
        </table:table-row>
        <table:table-row>
          <table:table-cell table:style-name="Tabla4.A2" office:value-type="string">
            <text:p text:style-name="P57">(0 v 0)</text:p>
          </table:table-cell>
          <table:table-cell table:style-name="Tabla4.A2" office:value-type="string">
            <text:p text:style-name="P55"/>
          </table:table-cell>
          <table:table-cell table:style-name="Tabla4.A2" office:value-type="string">
            <text:p text:style-name="P57">0</text:p>
          </table:table-cell>
          <table:table-cell table:style-name="Tabla4.D4" office:value-type="string">
            <text:p text:style-name="P55"/>
          </table:table-cell>
          <table:table-cell table:style-name="Tabla4.E2" office:value-type="string">
            <text:p text:style-name="P57"/>
          </table:table-cell>
          <table:table-cell table:style-name="Tabla4.F4" office:value-type="string">
            <text:p text:style-name="P55"/>
          </table:table-cell>
        </table:table-row>
        <table:table-row>
          <table:table-cell table:style-name="Tabla4.A2" office:value-type="string">
            <text:p text:style-name="P57">1</text:p>
          </table:table-cell>
          <table:table-cell table:style-name="Tabla4.A2" office:value-type="string">
            <text:p text:style-name="P59"><text:s/>^ </text:p>
          </table:table-cell>
          <table:table-cell table:style-name="Tabla4.A2" office:value-type="string">
            <text:p text:style-name="P57">0</text:p>
          </table:table-cell>
          <table:table-cell table:style-name="Tabla4.D5" office:value-type="string">
            <text:p text:style-name="P59"/>
          </table:table-cell>
          <table:table-cell table:style-name="Tabla4.E2" office:value-type="string">
            <text:p text:style-name="P57"/>
          </table:table-cell>
          <table:table-cell table:style-name="Tabla4.F5" office:value-type="string">
            <text:p text:style-name="P55"/>
          </table:table-cell>
        </table:table-row>
        <table:table-row>
          <table:table-cell table:style-name="Tabla4.A6" office:value-type="string">
            <text:p text:style-name="P60"/>
          </table:table-cell>
          <table:table-cell table:style-name="Tabla4.A6" office:value-type="string">
            <text:p text:style-name="P60">0</text:p>
          </table:table-cell>
          <table:table-cell table:style-name="Tabla4.A6" office:value-type="string">
            <text:p text:style-name="P60"/>
          </table:table-cell>
          <table:table-cell table:style-name="Tabla4.D6" office:value-type="string">
            <text:p text:style-name="P59"><text:s/>^ </text:p>
          </table:table-cell>
          <table:table-cell table:style-name="Tabla4.E2" office:value-type="string">
            <text:p text:style-name="P57">0</text:p>
          </table:table-cell>
          <table:table-cell table:style-name="Tabla4.F6" office:value-type="string">
            <text:p text:style-name="P57">0</text:p>
          </table:table-cell>
        </table:table-row>
      </table:table>
      <text:p text:style-name="P7"/>
      <text:p text:style-name="P7"/>
      <text:p text:style-name="P68">Leyenda </text:p>
      <text:p text:style-name="P3"><text:span text:style-name="T5">Conjunción </text:span><text:span text:style-name="T6">^ </text:span><text:span text:style-name="T1">la proposición resultante será verdadera solamente cuando el</text:span></text:p>
      <text:p text:style-name="P3">valor de verdad de ambas proposiciones es verdadero.</text:p>
      <text:p text:style-name="P10"><text:s/>1 ^ 1 = 1 </text:p>
      <text:p text:style-name="P13"><text:s/>1 ^ 0 = 0 </text:p>
      <text:p text:style-name="P13"><text:s/>0 ^ 1 = 0 </text:p>
      <text:p text:style-name="P13"><text:s/>0 ^ 0 = 0 </text:p>
      <text:p text:style-name="P3"/>
      <text:p text:style-name="P3"/>
      <text:p text:style-name="P3"><text:span text:style-name="T5">Disyunción </text:span><text:span text:style-name="T6">v </text:span><text:span text:style-name="T1">la proposición resultante será falsa solamente cuando el valor</text:span></text:p>
      <text:p text:style-name="P3">de verdad de ambas proposiciones es falso.</text:p>
      <text:p text:style-name="P13"><text:s/>1 v 1 = 0 </text:p>
      <text:p text:style-name="P10"><text:s/>1 v 0 = <text:span text:style-name="T24">1</text:span> </text:p>
      <text:p text:style-name="P10"><text:s/>0 v 1 = <text:span text:style-name="T24">1</text:span> </text:p>
      <text:p text:style-name="P13"><text:s/>0 v 0 = <text:span text:style-name="T24">0</text:span> </text:p>
      <text:p text:style-name="P3"/>
      <text:p text:style-name="P3"/>
      <text:p text:style-name="P3"><text:span text:style-name="T2">* Disyunción exclusiva (a </text:span><text:span text:style-name="T3">v</text:span><text:span text:style-name="T2"> b) </text:span><text:span text:style-name="T3">^</text:span><text:span text:style-name="T2"> ¬(a </text:span><text:span text:style-name="T3">^</text:span><text:span text:style-name="T2"> b) </text:span>la proposición resultante será verdadera cuando solamente una de ellas sea verdadera.</text:p>
      <text:p text:style-name="P10"><text:s/>1 ^ 1 = 1 </text:p>
      <text:p text:style-name="P10"><text:s/>1 ^ 0 = 1 </text:p>
      <text:p text:style-name="P10"><text:s/>0 ^ 1 = 1 </text:p>
      <text:p text:style-name="P13"><text:s/>0 ^ 0 = 0 </text:p>
      <text:p text:style-name="P3"/>
      <text:p text:style-name="P3"/>
      <text:p text:style-name="P3"><text:span text:style-name="T5">Condicional </text:span><text:span text:style-name="T7">→ </text:span><text:span text:style-name="T5"><text:s/></text:span><text:span text:style-name="T9"><text:s/></text:span>la proposición resultante será falsa solamente cuando el valor de verdad del antecedente sea verdadero y el valor de verdad del consecuente sea falso.</text:p>
      <text:p text:style-name="P13"><text:s/>1 <text:span text:style-name="T14">→</text:span> 1 = 0 </text:p>
      <text:p text:style-name="P10"><text:s/>1 <text:span text:style-name="T14">→</text:span> 0 = 1 </text:p>
      <text:p text:style-name="P13"><text:s/>0 <text:span text:style-name="T14">→</text:span> 1 = 0 </text:p>
      <text:p text:style-name="P13"><text:s/>0 <text:span text:style-name="T14">→</text:span> 0 = 0 </text:p>
      <text:p text:style-name="P22"/>
      <text:p text:style-name="P22"/>
      <text:p text:style-name="P15"><text:span text:style-name="T5">Bicondicional </text:span><text:span text:style-name="T7">↔ </text:span><text:span text:style-name="T5"><text:s/></text:span>La proposición a↔b será verdadera cuando los valores de verdad de ambas proposiciones sean iguales. También se puede observar que la</text:p>
      <text:p text:style-name="P15">proposición a↔b será falsa cuando los valores de verdad de ambas</text:p>
      <text:p text:style-name="P15">proposiciones sean diferentes.</text:p>
      <text:p text:style-name="P10"><text:s/>1 <text:span text:style-name="T14">↔</text:span> 1 = 1 </text:p>
      <text:p text:style-name="P13"><text:s/>1 <text:span text:style-name="T14">↔</text:span> 0 = 0 </text:p>
      <text:p text:style-name="P13"><text:s/>0 <text:span text:style-name="T14">↔</text:span> 1 = 0 </text:p>
      <text:p text:style-name="P10"><text:s/>0 <text:span text:style-name="T14">↔</text:span> 0 = 1 </text:p>
      <text:p text:style-name="P67"><text:soft-page-break/>Referencias </text:p>
      <text:p text:style-name="P67">1a con Berni. (2016, marzo 6). <text:span text:style-name="T25">A.1. Lógica: Aplicación tablas de verdad 1</text:span> [Archivo de vídeo]. Recuperado de https://www.youtube.com/watch?v=s7vvURS2ys4&amp;list=PLCY1BPxILEJXAYAlc7ee9dd1q9w3O9t_h&amp;index=7</text:p>
      <text:p text:style-name="P67"/>
      <text:p text:style-name="P67">Fundamentos de Matemáticas para Bachillerato - PDF Drive. (s. f.). Recuperado 5 de mayo de 2020, de https://www.pdfdrive.com/fundamentos-de-matem%C3%A1ticas-para-bachillerato-e34205002.html</text:p>
      <text:p text:style-name="P67"/>
      <text:p text:style-name="P6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3T03:35:30.742726662</meta:creation-date>
    <meta:generator>LibreOffice/6.0.7.3$Linux_X86_64 LibreOffice_project/00m0$Build-3</meta:generator>
    <dc:date>2020-05-05T18:51:45.984615879</dc:date>
    <meta:editing-duration>PT2H3M15S</meta:editing-duration>
    <meta:editing-cycles>25</meta:editing-cycles>
    <meta:document-statistic meta:table-count="4" meta:image-count="0" meta:object-count="0" meta:page-count="3" meta:paragraph-count="107" meta:word-count="418" meta:character-count="1839" meta:non-whitespace-character-count="1442"/>
  </office:meta>
</office:document-meta>
</file>